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draw:text-style-name="P1" svg:width="454.2pt" svg:height="255.26pt" svg:x="405.55pt" svg:y="69.25pt">
            <draw:object draw:notify-on-update-of-ranges="Sheet1.A4:Sheet1.A55 Sheet1.E4:Sheet1.E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386.31pt" svg:y="329.05pt">
            <draw:object draw:notify-on-update-of-ranges="Sheet1.F4:Sheet1.F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88pt" svg:height="255.23pt" svg:x="400.45pt" svg:y="598.59pt">
            <draw:object draw:notify-on-update-of-ranges="Sheet1.D4:Sheet1.D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formula="of:=GEOMEAN([.A4:.A55])" office:value-type="float" office:value="0.977096747946988" calcext:value-type="float">
            <text:p>0.98</text:p>
          </table:table-cell>
          <table:table-cell table:style-name="ce2" table:formula="of:=GEOMEAN([.B5:.B55])" office:value-type="float" office:value="1.00892672945278" calcext:value-type="float">
            <text:p>1.00893</text:p>
          </table:table-cell>
          <table:table-cell table:formula="of:=[.B2]^52" office:value-type="float" office:value="1.58745218318685" calcext:value-type="float">
            <text:p>1.59</text:p>
          </table:table-cell>
          <table:table-cell/>
          <table:table-cell table:formula="of:=[.G42]/[.G16]" office:value-type="float" office:value="1.34556324976968" calcext:value-type="float">
            <text:p>1.35</text:p>
          </table:table-cell>
          <table:table-cell table:style-name="ce3" table:formula="of:=[.E2]^(1/(39-13))" office:value-type="float" office:value="1.01148128276205" calcext:value-type="float">
            <text:p>1.011481</text:p>
          </table:table-cell>
          <table:table-cell table:formula="of:=[.F2]^52" office:value-type="float" office:value="1.81054045913074" calcext:value-type="float">
            <text:p>1.81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office:value-type="float" office:value="0.687852599872651" calcext:value-type="float">
            <text:p>0.69</text:p>
          </table:table-cell>
          <table:table-cell/>
          <table:table-cell table:formula="of:=[.C5]/[.$B$2]" office:value-type="float" office:value="0.782432478444119" calcext:value-type="float">
            <text:p>0.78</text:p>
          </table:table-cell>
          <table:table-cell table:formula="of:=[.A4]/[.C4]" office:value-type="float" office:value="0.879120714979084" calcext:value-type="float">
            <text:p>0.88</text:p>
          </table:table-cell>
          <table:table-cell table:formula="of:=[.E5]/[.$F$2]" office:value-type="float" office:value="0.743513124805547" calcext:value-type="float">
            <text:p>0.74</text:p>
          </table:table-cell>
          <table:table-cell table:formula="of:=[.A4]/[.E4]" office:value-type="float" office:value="0.925138476946922" calcext:value-type="float">
            <text:p>0.93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0.779874873604022" calcext:value-type="float">
            <text:p>0.78</text:p>
          </table:table-cell>
          <table:table-cell table:formula="of:=[.A5]/[.A4]" office:value-type="float" office:value="1.13378196687547" calcext:value-type="float">
            <text:p>1.13</text:p>
          </table:table-cell>
          <table:table-cell table:formula="of:=[.C6]/[.$B$2]" office:value-type="float" office:value="0.789417041494258" calcext:value-type="float">
            <text:p>0.79</text:p>
          </table:table-cell>
          <table:table-cell table:formula="of:=[.A5]/[.C5]" office:value-type="float" office:value="0.987912386750387" calcext:value-type="float">
            <text:p>0.99</text:p>
          </table:table-cell>
          <table:table-cell table:formula="of:=[.E6]/[.$F$2]" office:value-type="float" office:value="0.752049609228737" calcext:value-type="float">
            <text:p>0.75</text:p>
          </table:table-cell>
          <table:table-cell table:formula="of:=[.A5]/[.E5]" office:value-type="float" office:value="1.03699924052061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789519474449869" calcext:value-type="float">
            <text:p>0.79</text:p>
          </table:table-cell>
          <table:table-cell table:formula="of:=[.A6]/[.A5]" office:value-type="float" office:value="1.01236685675136" calcext:value-type="float">
            <text:p>1.01</text:p>
          </table:table-cell>
          <table:table-cell table:formula="of:=[.C7]/[.$B$2]" office:value-type="float" office:value="0.796463953849092" calcext:value-type="float">
            <text:p>0.80</text:p>
          </table:table-cell>
          <table:table-cell table:formula="of:=[.A6]/[.C6]" office:value-type="float" office:value="0.991280861656498" calcext:value-type="float">
            <text:p>0.99</text:p>
          </table:table-cell>
          <table:table-cell table:formula="of:=[.E7]/[.$F$2]" office:value-type="float" office:value="0.760684103443382" calcext:value-type="float">
            <text:p>0.76</text:p>
          </table:table-cell>
          <table:table-cell table:formula="of:=[.A6]/[.E6]" office:value-type="float" office:value="1.03790715604015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803670829955358" calcext:value-type="float">
            <text:p>0.80</text:p>
          </table:table-cell>
          <table:table-cell table:formula="of:=[.A7]/[.A6]" office:value-type="float" office:value="1.01792401069695" calcext:value-type="float">
            <text:p>1.02</text:p>
          </table:table-cell>
          <table:table-cell table:formula="of:=[.C8]/[.$B$2]" office:value-type="float" office:value="0.803573772083995" calcext:value-type="float">
            <text:p>0.80</text:p>
          </table:table-cell>
          <table:table-cell table:formula="of:=[.A7]/[.C7]" office:value-type="float" office:value="1.00012078277656" calcext:value-type="float">
            <text:p>1.00</text:p>
          </table:table-cell>
          <table:table-cell table:formula="of:=[.E8]/[.$F$2]" office:value-type="float" office:value="0.769417732727614" calcext:value-type="float">
            <text:p>0.77</text:p>
          </table:table-cell>
          <table:table-cell table:formula="of:=[.A7]/[.E7]" office:value-type="float" office:value="1.04451820613273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784927729972303" calcext:value-type="float">
            <text:p>0.78</text:p>
          </table:table-cell>
          <table:table-cell table:formula="of:=[.A8]/[.A7]" office:value-type="float" office:value="0.976678138257057" calcext:value-type="float">
            <text:p>0.98</text:p>
          </table:table-cell>
          <table:table-cell table:formula="of:=[.C9]/[.$B$2]" office:value-type="float" office:value="0.810747057742739" calcext:value-type="float">
            <text:p>0.81</text:p>
          </table:table-cell>
          <table:table-cell table:formula="of:=[.A8]/[.C8]" office:value-type="float" office:value="0.968153658377347" calcext:value-type="float">
            <text:p>0.97</text:p>
          </table:table-cell>
          <table:table-cell table:formula="of:=[.E9]/[.$F$2]" office:value-type="float" office:value="0.778251635279197" calcext:value-type="float">
            <text:p>0.78</text:p>
          </table:table-cell>
          <table:table-cell table:formula="of:=[.A8]/[.E8]" office:value-type="float" office:value="1.00857832401561" calcext:value-type="float">
            <text:p>1.01</text:p>
          </table:table-cell>
          <table:table-cell table:number-columns-repeated="1018"/>
        </table:table-row>
        <table:table-row table:style-name="ro1">
          <table:table-cell office:value-type="float" office:value="0.816759565334122" calcext:value-type="float">
            <text:p>0.82</text:p>
          </table:table-cell>
          <table:table-cell table:formula="of:=[.A9]/[.A8]" office:value-type="float" office:value="1.04055384227914" calcext:value-type="float">
            <text:p>1.04</text:p>
          </table:table-cell>
          <table:table-cell table:formula="of:=[.C10]/[.$B$2]" office:value-type="float" office:value="0.817984377381846" calcext:value-type="float">
            <text:p>0.82</text:p>
          </table:table-cell>
          <table:table-cell table:formula="of:=[.A9]/[.C9]" office:value-type="float" office:value="0.998502646160989" calcext:value-type="float">
            <text:p>1.00</text:p>
          </table:table-cell>
          <table:table-cell table:formula="of:=[.E10]/[.$F$2]" office:value-type="float" office:value="0.787186962363867" calcext:value-type="float">
            <text:p>0.79</text:p>
          </table:table-cell>
          <table:table-cell table:formula="of:=[.A9]/[.E9]" office:value-type="float" office:value="1.03756744507233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842352250875506" calcext:value-type="float">
            <text:p>0.84</text:p>
          </table:table-cell>
          <table:table-cell table:formula="of:=[.A10]/[.A9]" office:value-type="float" office:value="1.0313344178968" calcext:value-type="float">
            <text:p>1.03</text:p>
          </table:table-cell>
          <table:table-cell table:formula="of:=[.C11]/[.$B$2]" office:value-type="float" office:value="0.825286302615335" calcext:value-type="float">
            <text:p>0.83</text:p>
          </table:table-cell>
          <table:table-cell table:formula="of:=[.A10]/[.C10]" office:value-type="float" office:value="1.02067882164782" calcext:value-type="float">
            <text:p>1.02</text:p>
          </table:table-cell>
          <table:table-cell table:formula="of:=[.E11]/[.$F$2]" office:value-type="float" office:value="0.796224878465367" calcext:value-type="float">
            <text:p>0.80</text:p>
          </table:table-cell>
          <table:table-cell table:formula="of:=[.A10]/[.E10]" office:value-type="float" office:value="1.05793259374041" calcext:value-type="float">
            <text:p>1.06</text:p>
          </table:table-cell>
          <table:table-cell table:number-columns-repeated="1018"/>
        </table:table-row>
        <table:table-row table:style-name="ro1">
          <table:table-cell office:value-type="float" office:value="0.879831045099532" calcext:value-type="float">
            <text:p>0.88</text:p>
          </table:table-cell>
          <table:table-cell table:formula="of:=[.A11]/[.A10]" office:value-type="float" office:value="1.04449301843151" calcext:value-type="float">
            <text:p>1.04</text:p>
          </table:table-cell>
          <table:table-cell table:formula="of:=[.C12]/[.$B$2]" office:value-type="float" office:value="0.832653410159868" calcext:value-type="float">
            <text:p>0.83</text:p>
          </table:table-cell>
          <table:table-cell table:formula="of:=[.A11]/[.C11]" office:value-type="float" office:value="1.05665939076693" calcext:value-type="float">
            <text:p>1.06</text:p>
          </table:table-cell>
          <table:table-cell table:formula="of:=[.E12]/[.$F$2]" office:value-type="float" office:value="0.805366561437208" calcext:value-type="float">
            <text:p>0.81</text:p>
          </table:table-cell>
          <table:table-cell table:formula="of:=[.A11]/[.E11]" office:value-type="float" office:value="1.09246036181269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0.836792431433639" calcext:value-type="float">
            <text:p>0.84</text:p>
          </table:table-cell>
          <table:table-cell table:formula="of:=[.A12]/[.A11]" office:value-type="float" office:value="0.951083092707845" calcext:value-type="float">
            <text:p>0.95</text:p>
          </table:table-cell>
          <table:table-cell table:formula="of:=[.C13]/[.$B$2]" office:value-type="float" office:value="0.8400862818803" calcext:value-type="float">
            <text:p>0.84</text:p>
          </table:table-cell>
          <table:table-cell table:formula="of:=[.A12]/[.C12]" office:value-type="float" office:value="0.996079152204117" calcext:value-type="float">
            <text:p>1.00</text:p>
          </table:table-cell>
          <table:table-cell table:formula="of:=[.E13]/[.$F$2]" office:value-type="float" office:value="0.814613202656171" calcext:value-type="float">
            <text:p>0.81</text:p>
          </table:table-cell>
          <table:table-cell table:formula="of:=[.A12]/[.E12]" office:value-type="float" office:value="1.02722669937726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0.885623605098983" calcext:value-type="float">
            <text:p>0.89</text:p>
          </table:table-cell>
          <table:table-cell table:formula="of:=[.A13]/[.A12]" office:value-type="float" office:value="1.05835518084417" calcext:value-type="float">
            <text:p>1.06</text:p>
          </table:table-cell>
          <table:table-cell table:formula="of:=[.C14]/[.$B$2]" office:value-type="float" office:value="0.847585504835638" calcext:value-type="float">
            <text:p>0.85</text:p>
          </table:table-cell>
          <table:table-cell table:formula="of:=[.A13]/[.C13]" office:value-type="float" office:value="1.04487818638513" calcext:value-type="float">
            <text:p>1.04</text:p>
          </table:table-cell>
          <table:table-cell table:formula="of:=[.E14]/[.$F$2]" office:value-type="float" office:value="0.823966007177567" calcext:value-type="float">
            <text:p>0.82</text:p>
          </table:table-cell>
          <table:table-cell table:formula="of:=[.A13]/[.E13]" office:value-type="float" office:value="1.07483026894837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0.886784369396733" calcext:value-type="float">
            <text:p>0.89</text:p>
          </table:table-cell>
          <table:table-cell table:formula="of:=[.A14]/[.A13]" office:value-type="float" office:value="1.00131067452478" calcext:value-type="float">
            <text:p>1.00</text:p>
          </table:table-cell>
          <table:table-cell table:formula="of:=[.C15]/[.$B$2]" office:value-type="float" office:value="0.855151671325404" calcext:value-type="float">
            <text:p>0.86</text:p>
          </table:table-cell>
          <table:table-cell table:formula="of:=[.A14]/[.C14]" office:value-type="float" office:value="1.03699074577297" calcext:value-type="float">
            <text:p>1.04</text:p>
          </table:table-cell>
          <table:table-cell table:formula="of:=[.E15]/[.$F$2]" office:value-type="float" office:value="0.833426193892291" calcext:value-type="float">
            <text:p>0.83</text:p>
          </table:table-cell>
          <table:table-cell table:formula="of:=[.A14]/[.E14]" office:value-type="float" office:value="1.06402267638751" calcext:value-type="float">
            <text:p>1.06</text:p>
          </table:table-cell>
          <table:table-cell table:number-columns-repeated="1018"/>
        </table:table-row>
        <table:table-row table:style-name="ro1">
          <table:table-cell office:value-type="float" office:value="0.827516686957741" calcext:value-type="float">
            <text:p>0.83</text:p>
          </table:table-cell>
          <table:table-cell table:formula="of:=[.A15]/[.A14]" office:value-type="float" office:value="0.933165621221638" calcext:value-type="float">
            <text:p>0.93</text:p>
          </table:table-cell>
          <table:table-cell table:formula="of:=[.C16]/[.$B$2]" office:value-type="float" office:value="0.862785378936419" calcext:value-type="float">
            <text:p>0.86</text:p>
          </table:table-cell>
          <table:table-cell table:formula="of:=[.A15]/[.C15]" office:value-type="float" office:value="0.959122288300534" calcext:value-type="float">
            <text:p>0.96</text:p>
          </table:table-cell>
          <table:table-cell table:formula="of:=[.E16]/[.$F$2]" office:value-type="float" office:value="0.84299499568567" calcext:value-type="float">
            <text:p>0.84</text:p>
          </table:table-cell>
          <table:table-cell table:formula="of:=[.A15]/[.E15]" office:value-type="float" office:value="0.981638907932853" calcext:value-type="float">
            <text:p>0.98</text:p>
          </table:table-cell>
          <table:table-cell table:number-columns-repeated="1018"/>
        </table:table-row>
        <table:table-row table:style-name="ro1">
          <table:table-cell office:value-type="float" office:value="0.841102512643304" calcext:value-type="float">
            <text:p>0.84</text:p>
          </table:table-cell>
          <table:table-cell table:formula="of:=[.A16]/[.A15]" office:value-type="float" office:value="1.01641758516739" calcext:value-type="float">
            <text:p>1.02</text:p>
          </table:table-cell>
          <table:table-cell table:formula="of:=[.C17]/[.$B$2]" office:value-type="float" office:value="0.870487230589999" calcext:value-type="float">
            <text:p>0.87</text:p>
          </table:table-cell>
          <table:table-cell table:formula="of:=[.A16]/[.C16]" office:value-type="float" office:value="0.966243367031612" calcext:value-type="float">
            <text:p>0.97</text:p>
          </table:table-cell>
          <table:table-cell table:formula="of:=[.G16]" office:value-type="float" office:value="0.852673659598132" calcext:value-type="float">
            <text:p>0.85</text:p>
          </table:table-cell>
          <table:table-cell table:formula="of:=[.A16]/[.E16]" office:value-type="float" office:value="0.986429571472536" calcext:value-type="float">
            <text:p>0.99</text:p>
          </table:table-cell>
          <table:table-cell table:formula="of:=AVERAGE([.A4:.A29])" office:value-type="float" office:value="0.852673659598132" calcext:value-type="float">
            <text:p>0.85</text:p>
          </table:table-cell>
          <table:table-cell table:number-columns-repeated="1017"/>
        </table:table-row>
        <table:table-row table:style-name="ro1">
          <table:table-cell office:value-type="float" office:value="0.900591422079934" calcext:value-type="float">
            <text:p>0.90</text:p>
          </table:table-cell>
          <table:table-cell table:formula="of:=[.A17]/[.A16]" office:value-type="float" office:value="1.07072729963637" calcext:value-type="float">
            <text:p>1.07</text:p>
          </table:table-cell>
          <table:table-cell table:formula="of:=[.C18]/[.$B$2]" office:value-type="float" office:value="0.878257834589577" calcext:value-type="float">
            <text:p>0.88</text:p>
          </table:table-cell>
          <table:table-cell table:formula="of:=[.A17]/[.C17]" office:value-type="float" office:value="1.02542942016657" calcext:value-type="float">
            <text:p>1.03</text:p>
          </table:table-cell>
          <table:table-cell table:formula="of:=[.E16]*[.$F$2]" office:value-type="float" office:value="0.862463446987732" calcext:value-type="float">
            <text:p>0.86</text:p>
          </table:table-cell>
          <table:table-cell table:formula="of:=[.A17]/[.E17]" office:value-type="float" office:value="1.04420822149086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0.887164274863131" calcext:value-type="float">
            <text:p>0.89</text:p>
          </table:table-cell>
          <table:table-cell table:formula="of:=[.A18]/[.A17]" office:value-type="float" office:value="0.985090744939817" calcext:value-type="float">
            <text:p>0.99</text:p>
          </table:table-cell>
          <table:table-cell table:formula="of:=[.C19]/[.$B$2]" office:value-type="float" office:value="0.886097804668743" calcext:value-type="float">
            <text:p>0.89</text:p>
          </table:table-cell>
          <table:table-cell table:formula="of:=[.A18]/[.C18]" office:value-type="float" office:value="1.00120355810473" calcext:value-type="float">
            <text:p>1.00</text:p>
          </table:table-cell>
          <table:table-cell table:formula="of:=[.E17]*[.$F$2]" office:value-type="float" office:value="0.872365633694532" calcext:value-type="float">
            <text:p>0.87</text:p>
          </table:table-cell>
          <table:table-cell table:formula="of:=[.A18]/[.E18]" office:value-type="float" office:value="1.01696380576792" calcext:value-type="float">
            <text:p>1.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0.838652166614099" calcext:value-type="float">
            <text:p>0.84</text:p>
          </table:table-cell>
          <table:table-cell table:formula="of:=[.A19]/[.A18]" office:value-type="float" office:value="0.945317784289142" calcext:value-type="float">
            <text:p>0.95</text:p>
          </table:table-cell>
          <table:table-cell table:formula="of:=[.C20]/[.$B$2]" office:value-type="float" office:value="0.894007760039723" calcext:value-type="float">
            <text:p>0.89</text:p>
          </table:table-cell>
          <table:table-cell table:formula="of:=[.A19]/[.C19]" office:value-type="float" office:value="0.938081529154551" calcext:value-type="float">
            <text:p>0.94</text:p>
          </table:table-cell>
          <table:table-cell table:formula="of:=[.E18]*[.$F$2]" office:value-type="float" office:value="0.882381510206876" calcext:value-type="float">
            <text:p>0.88</text:p>
          </table:table-cell>
          <table:table-cell table:formula="of:=[.A19]/[.E19]" office:value-type="float" office:value="0.950441681872363" calcext:value-type="float">
            <text:p>0.95</text:p>
          </table:table-cell>
          <table:table-cell table:number-columns-repeated="1018"/>
        </table:table-row>
        <table:table-row table:style-name="ro1">
          <table:table-cell office:value-type="float" office:value="0.550940638722242" calcext:value-type="float">
            <text:p>0.55</text:p>
          </table:table-cell>
          <table:table-cell table:formula="of:=[.A20]/[.A19]" office:value-type="float" office:value="0.656935808019863" calcext:value-type="float">
            <text:p>0.66</text:p>
          </table:table-cell>
          <table:table-cell table:formula="of:=[.C21]/[.$B$2]" office:value-type="float" office:value="0.901988325442284" calcext:value-type="float">
            <text:p>0.90</text:p>
          </table:table-cell>
          <table:table-cell table:formula="of:=[.A20]/[.C20]" office:value-type="float" office:value="0.61080683993564" calcext:value-type="float">
            <text:p>0.61</text:p>
          </table:table-cell>
          <table:table-cell table:formula="of:=[.E19]*[.$F$2]" office:value-type="float" office:value="0.892512381829567" calcext:value-type="float">
            <text:p>0.89</text:p>
          </table:table-cell>
          <table:table-cell table:formula="of:=[.A20]/[.E20]" office:value-type="float" office:value="0.617291871730524" calcext:value-type="float">
            <text:p>0.62</text:p>
          </table:table-cell>
          <table:table-cell table:number-columns-repeated="1018"/>
        </table:table-row>
        <table:table-row table:style-name="ro1">
          <table:table-cell office:value-type="float" office:value="0.628047967289695" calcext:value-type="float">
            <text:p>0.63</text:p>
          </table:table-cell>
          <table:table-cell table:formula="of:=[.A21]/[.A20]" office:value-type="float" office:value="1.13995578316075" calcext:value-type="float">
            <text:p>1.14</text:p>
          </table:table-cell>
          <table:table-cell table:formula="of:=[.C22]/[.$B$2]" office:value-type="float" office:value="0.910040131193074" calcext:value-type="float">
            <text:p>0.91</text:p>
          </table:table-cell>
          <table:table-cell table:formula="of:=[.A21]/[.C21]" office:value-type="float" office:value="0.690132166442282" calcext:value-type="float">
            <text:p>0.69</text:p>
          </table:table-cell>
          <table:table-cell table:formula="of:=[.E20]*[.$F$2]" office:value-type="float" office:value="0.902759568853985" calcext:value-type="float">
            <text:p>0.90</text:p>
          </table:table-cell>
          <table:table-cell table:formula="of:=[.A21]/[.E21]" office:value-type="float" office:value="0.695697934375789" calcext:value-type="float">
            <text:p>0.70</text:p>
          </table:table-cell>
          <table:table-cell table:number-columns-repeated="1018"/>
        </table:table-row>
        <table:table-row table:style-name="ro1">
          <table:table-cell office:value-type="float" office:value="0.866982378998851" calcext:value-type="float">
            <text:p>0.87</text:p>
          </table:table-cell>
          <table:table-cell table:formula="of:=[.A22]/[.A21]" office:value-type="float" office:value="1.38043975007238" calcext:value-type="float">
            <text:p>1.38</text:p>
          </table:table-cell>
          <table:table-cell table:formula="of:=[.C23]/[.$B$2]" office:value-type="float" office:value="0.918163813235408" calcext:value-type="float">
            <text:p>0.92</text:p>
          </table:table-cell>
          <table:table-cell table:formula="of:=[.A22]/[.C22]" office:value-type="float" office:value="0.944256750812031" calcext:value-type="float">
            <text:p>0.94</text:p>
          </table:table-cell>
          <table:table-cell table:formula="of:=[.E21]*[.$F$2]" office:value-type="float" office:value="0.913124406730146" calcext:value-type="float">
            <text:p>0.91</text:p>
          </table:table-cell>
          <table:table-cell table:formula="of:=[.A22]/[.E22]" office:value-type="float" office:value="0.949467972391048" calcext:value-type="float">
            <text:p>0.95</text:p>
          </table:table-cell>
          <table:table-cell table:number-columns-repeated="1018"/>
        </table:table-row>
        <table:table-row table:style-name="ro1">
          <table:table-cell office:value-type="float" office:value="0.898079582484165" calcext:value-type="float">
            <text:p>0.90</text:p>
          </table:table-cell>
          <table:table-cell table:formula="of:=[.A23]/[.A22]" office:value-type="float" office:value="1.03586832240031" calcext:value-type="float">
            <text:p>1.04</text:p>
          </table:table-cell>
          <table:table-cell table:formula="of:=[.C24]/[.$B$2]" office:value-type="float" office:value="0.926360013189494" calcext:value-type="float">
            <text:p>0.93</text:p>
          </table:table-cell>
          <table:table-cell table:formula="of:=[.A23]/[.C23]" office:value-type="float" office:value="0.969471447058732" calcext:value-type="float">
            <text:p>0.97</text:p>
          </table:table-cell>
          <table:table-cell table:formula="of:=[.E22]*[.$F$2]" office:value-type="float" office:value="0.923608246240746" calcext:value-type="float">
            <text:p>0.92</text:p>
          </table:table-cell>
          <table:table-cell table:formula="of:=[.A23]/[.E23]" office:value-type="float" office:value="0.972359857265797" calcext:value-type="float">
            <text:p>0.97</text:p>
          </table:table-cell>
          <table:table-cell table:number-columns-repeated="1018"/>
        </table:table-row>
        <table:table-row table:style-name="ro1">
          <table:table-cell office:value-type="float" office:value="0.941501119462191" calcext:value-type="float">
            <text:p>0.94</text:p>
          </table:table-cell>
          <table:table-cell table:formula="of:=[.A24]/[.A23]" office:value-type="float" office:value="1.04834931984304" calcext:value-type="float">
            <text:p>1.05</text:p>
          </table:table-cell>
          <table:table-cell table:formula="of:=[.C25]/[.$B$2]" office:value-type="float" office:value="0.934629378403111" calcext:value-type="float">
            <text:p>0.93</text:p>
          </table:table-cell>
          <table:table-cell table:formula="of:=[.A24]/[.C24]" office:value-type="float" office:value="1.00735237006012" calcext:value-type="float">
            <text:p>1.01</text:p>
          </table:table-cell>
          <table:table-cell table:formula="of:=[.E23]*[.$F$2]" office:value-type="float" office:value="0.934212453677199" calcext:value-type="float">
            <text:p>0.93</text:p>
          </table:table-cell>
          <table:table-cell table:formula="of:=[.A24]/[.E24]" office:value-type="float" office:value="1.00780193601177" calcext:value-type="float">
            <text:p>1.01</text:p>
          </table:table-cell>
          <table:table-cell table:number-columns-repeated="1018"/>
        </table:table-row>
        <table:table-row table:style-name="ro1">
          <table:table-cell office:value-type="float" office:value="0.967406472960368" calcext:value-type="float">
            <text:p>0.97</text:p>
          </table:table-cell>
          <table:table-cell table:formula="of:=[.A25]/[.A24]" office:value-type="float" office:value="1.02751494710168" calcext:value-type="float">
            <text:p>1.03</text:p>
          </table:table-cell>
          <table:table-cell table:formula="of:=[.C26]/[.$B$2]" office:value-type="float" office:value="0.942972562002736" calcext:value-type="float">
            <text:p>0.94</text:p>
          </table:table-cell>
          <table:table-cell table:formula="of:=[.A25]/[.C25]" office:value-type="float" office:value="1.02591158209921" calcext:value-type="float">
            <text:p>1.03</text:p>
          </table:table-cell>
          <table:table-cell table:formula="of:=[.E24]*[.$F$2]" office:value-type="float" office:value="0.944938411017697" calcext:value-type="float">
            <text:p>0.94</text:p>
          </table:table-cell>
          <table:table-cell table:formula="of:=[.A25]/[.E25]" office:value-type="float" office:value="1.02377727657242" calcext:value-type="float">
            <text:p>1.02</text:p>
          </table:table-cell>
          <table:table-cell table:number-columns-repeated="1018"/>
        </table:table-row>
        <table:table-row table:style-name="ro1">
          <table:table-cell office:value-type="float" office:value="0.981588319677516" calcext:value-type="float">
            <text:p>0.98</text:p>
          </table:table-cell>
          <table:table-cell table:formula="of:=[.A26]/[.A25]" office:value-type="float" office:value="1.01465965663197" calcext:value-type="float">
            <text:p>1.01</text:p>
          </table:table-cell>
          <table:table-cell table:formula="of:=[.C27]/[.$B$2]" office:value-type="float" office:value="0.95139022294513" calcext:value-type="float">
            <text:p>0.95</text:p>
          </table:table-cell>
          <table:table-cell table:formula="of:=[.A26]/[.C26]" office:value-type="float" office:value="1.03174102067068" calcext:value-type="float">
            <text:p>1.03</text:p>
          </table:table-cell>
          <table:table-cell table:formula="of:=[.E25]*[.$F$2]" office:value-type="float" office:value="0.955787516107316" calcext:value-type="float">
            <text:p>0.96</text:p>
          </table:table-cell>
          <table:table-cell table:formula="of:=[.A26]/[.E26]" office:value-type="float" office:value="1.02699428809792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0.992081469657881" calcext:value-type="float">
            <text:p>0.99</text:p>
          </table:table-cell>
          <table:table-cell table:formula="of:=[.A27]/[.A26]" office:value-type="float" office:value="1.01068997029611" calcext:value-type="float">
            <text:p>1.01</text:p>
          </table:table-cell>
          <table:table-cell table:formula="of:=[.C28]/[.$B$2]" office:value-type="float" office:value="0.959883026069381" calcext:value-type="float">
            <text:p>0.96</text:p>
          </table:table-cell>
          <table:table-cell table:formula="of:=[.A27]/[.C27]" office:value-type="float" office:value="1.03354413268495" calcext:value-type="float">
            <text:p>1.03</text:p>
          </table:table-cell>
          <table:table-cell table:formula="of:=[.E26]*[.$F$2]" office:value-type="float" office:value="0.966761182840183" calcext:value-type="float">
            <text:p>0.97</text:p>
          </table:table-cell>
          <table:table-cell table:formula="of:=[.A27]/[.E27]" office:value-type="float" office:value="1.02619083933771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0.994023244496167" calcext:value-type="float">
            <text:p>0.99</text:p>
          </table:table-cell>
          <table:table-cell table:formula="of:=[.A28]/[.A27]" office:value-type="float" office:value="1.00195727356843" calcext:value-type="float">
            <text:p>1.00</text:p>
          </table:table-cell>
          <table:table-cell table:formula="of:=[.C29]/[.$B$2]" office:value-type="float" office:value="0.968451642149419" calcext:value-type="float">
            <text:p>0.97</text:p>
          </table:table-cell>
          <table:table-cell table:formula="of:=[.A28]/[.C28]" office:value-type="float" office:value="1.02640462490207" calcext:value-type="float">
            <text:p>1.03</text:p>
          </table:table-cell>
          <table:table-cell table:formula="of:=[.E27]*[.$F$2]" office:value-type="float" office:value="0.977860841343747" calcext:value-type="float">
            <text:p>0.98</text:p>
          </table:table-cell>
          <table:table-cell table:formula="of:=[.A28]/[.E28]" office:value-type="float" office:value="1.01652832639275" calcext:value-type="float">
            <text:p>1.02</text:p>
          </table:table-cell>
          <table:table-cell table:number-columns-repeated="1018"/>
        </table:table-row>
        <table:table-row table:style-name="ro1">
          <table:table-cell office:value-type="float" office:value="1.05984811755143" calcext:value-type="float">
            <text:p>1.06</text:p>
          </table:table-cell>
          <table:table-cell table:formula="of:=[.A29]/[.A28]" office:value-type="float" office:value="1.06622065773585" calcext:value-type="float">
            <text:p>1.07</text:p>
          </table:table-cell>
          <table:table-cell table:formula="of:=[.A2]" office:value-type="float" office:value="0.977096747946988" calcext:value-type="float">
            <text:p>0.98</text:p>
          </table:table-cell>
          <table:table-cell table:formula="of:=[.A29]/[.C29]" office:value-type="float" office:value="1.08469107053965" calcext:value-type="float">
            <text:p>1.08</text:p>
          </table:table-cell>
          <table:table-cell table:formula="of:=[.E28]*[.$F$2]" office:value-type="float" office:value="0.989087938165153" calcext:value-type="float">
            <text:p>0.99</text:p>
          </table:table-cell>
          <table:table-cell table:formula="of:=[.A29]/[.E29]" office:value-type="float" office:value="1.07154083742801" calcext:value-type="float">
            <text:p>1.07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.09731434558718" calcext:value-type="float">
            <text:p>1.10</text:p>
          </table:table-cell>
          <table:table-cell table:formula="of:=[.A30]/[.A29]" office:value-type="float" office:value="1.03535056336403" calcext:value-type="float">
            <text:p>1.04</text:p>
          </table:table-cell>
          <table:table-cell table:formula="of:=[.C29]*[.$B$2]" office:value-type="float" office:value="0.985819026265103" calcext:value-type="float">
            <text:p>0.99</text:p>
          </table:table-cell>
          <table:table-cell table:formula="of:=[.A30]/[.C30]" office:value-type="float" office:value="1.11309917576301" calcext:value-type="float">
            <text:p>1.11</text:p>
          </table:table-cell>
          <table:table-cell table:formula="of:=[.E29]*[.$F$2]" office:value-type="float" office:value="1.00044393645976" calcext:value-type="float">
            <text:p>1.00</text:p>
          </table:table-cell>
          <table:table-cell table:formula="of:=[.A30]/[.E30]" office:value-type="float" office:value="1.09682742390364" calcext:value-type="float">
            <text:p>1.10</text:p>
          </table:table-cell>
          <table:table-cell table:number-columns-repeated="1018"/>
        </table:table-row>
        <table:table-row table:style-name="ro1">
          <table:table-cell office:value-type="float" office:value="1.1030114898469" calcext:value-type="float">
            <text:p>1.10</text:p>
          </table:table-cell>
          <table:table-cell table:formula="of:=[.A31]/[.A30]" office:value-type="float" office:value="1.00519189809432" calcext:value-type="float">
            <text:p>1.01</text:p>
          </table:table-cell>
          <table:table-cell table:formula="of:=[.C30]*[.$B$2]" office:value-type="float" office:value="0.994619166001975" calcext:value-type="float">
            <text:p>0.99</text:p>
          </table:table-cell>
          <table:table-cell table:formula="of:=[.A31]/[.C31]" office:value-type="float" office:value="1.1089787202479" calcext:value-type="float">
            <text:p>1.11</text:p>
          </table:table-cell>
          <table:table-cell table:formula="of:=[.E30]*[.$F$2]" office:value-type="float" office:value="1.01193031618184" calcext:value-type="float">
            <text:p>1.01</text:p>
          </table:table-cell>
          <table:table-cell table:formula="of:=[.A31]/[.E31]" office:value-type="float" office:value="1.09000735743221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1.12934401205674" calcext:value-type="float">
            <text:p>1.13</text:p>
          </table:table-cell>
          <table:table-cell table:formula="of:=[.A32]/[.A31]" office:value-type="float" office:value="1.02387329819519" calcext:value-type="float">
            <text:p>1.02</text:p>
          </table:table-cell>
          <table:table-cell table:formula="of:=[.C31]*[.$B$2]" office:value-type="float" office:value="1.00349786220542" calcext:value-type="float">
            <text:p>1.00</text:p>
          </table:table-cell>
          <table:table-cell table:formula="of:=[.A32]/[.C32]" office:value-type="float" office:value="1.12540749172573" calcext:value-type="float">
            <text:p>1.13</text:p>
          </table:table-cell>
          <table:table-cell table:formula="of:=[.E31]*[.$F$2]" office:value-type="float" office:value="1.02354857427741" calcext:value-type="float">
            <text:p>1.02</text:p>
          </table:table-cell>
          <table:table-cell table:formula="of:=[.A32]/[.E32]" office:value-type="float" office:value="1.10336142361784" calcext:value-type="float">
            <text:p>1.10</text:p>
          </table:table-cell>
          <table:table-cell table:number-columns-repeated="1018"/>
        </table:table-row>
        <table:table-row table:style-name="ro1">
          <table:table-cell office:value-type="float" office:value="1.12924355957215" calcext:value-type="float">
            <text:p>1.13</text:p>
          </table:table-cell>
          <table:table-cell table:formula="of:=[.A33]/[.A32]" office:value-type="float" office:value="0.999911052360032" calcext:value-type="float">
            <text:p>1.00</text:p>
          </table:table-cell>
          <table:table-cell table:formula="of:=[.C32]*[.$B$2]" office:value-type="float" office:value="1.01245581612778" calcext:value-type="float">
            <text:p>1.01</text:p>
          </table:table-cell>
          <table:table-cell table:formula="of:=[.A33]/[.C33]" office:value-type="float" office:value="1.11535095318139" calcext:value-type="float">
            <text:p>1.12</text:p>
          </table:table-cell>
          <table:table-cell table:formula="of:=[.E32]*[.$F$2]" office:value-type="float" office:value="1.03530022487939" calcext:value-type="float">
            <text:p>1.04</text:p>
          </table:table-cell>
          <table:table-cell table:formula="of:=[.A33]/[.E33]" office:value-type="float" office:value="1.09074018573087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1.00406473523487" calcext:value-type="float">
            <text:p>1.00</text:p>
          </table:table-cell>
          <table:table-cell table:formula="of:=[.A34]/[.A33]" office:value-type="float" office:value="0.889148073260022" calcext:value-type="float">
            <text:p>0.89</text:p>
          </table:table-cell>
          <table:table-cell table:formula="of:=[.C33]*[.$B$2]" office:value-type="float" office:value="1.02149373528124" calcext:value-type="float">
            <text:p>1.02</text:p>
          </table:table-cell>
          <table:table-cell table:formula="of:=[.A34]/[.C34]" office:value-type="float" office:value="0.982937731828992" calcext:value-type="float">
            <text:p>0.98</text:p>
          </table:table-cell>
          <table:table-cell table:formula="of:=[.E33]*[.$F$2]" office:value-type="float" office:value="1.04718679950484" calcext:value-type="float">
            <text:p>1.05</text:p>
          </table:table-cell>
          <table:table-cell table:formula="of:=[.A34]/[.E34]" office:value-type="float" office:value="0.958821039101749" calcext:value-type="float">
            <text:p>0.96</text:p>
          </table:table-cell>
          <table:table-cell table:number-columns-repeated="1018"/>
        </table:table-row>
        <table:table-row table:style-name="ro1">
          <table:table-cell office:value-type="float" office:value="1.1134634822931" calcext:value-type="float">
            <text:p>1.11</text:p>
          </table:table-cell>
          <table:table-cell table:formula="of:=[.A35]/[.A34]" office:value-type="float" office:value="1.1089558702932" calcext:value-type="float">
            <text:p>1.11</text:p>
          </table:table-cell>
          <table:table-cell table:formula="of:=[.C34]*[.$B$2]" office:value-type="float" office:value="1.03061233349381" calcext:value-type="float">
            <text:p>1.03</text:p>
          </table:table-cell>
          <table:table-cell table:formula="of:=[.A35]/[.C35]" office:value-type="float" office:value="1.08039021667674" calcext:value-type="float">
            <text:p>1.08</text:p>
          </table:table-cell>
          <table:table-cell table:formula="of:=[.E34]*[.$F$2]" office:value-type="float" office:value="1.05920984725465" calcext:value-type="float">
            <text:p>1.06</text:p>
          </table:table-cell>
          <table:table-cell table:formula="of:=[.A35]/[.E35]" office:value-type="float" office:value="1.05122085597964" calcext:value-type="float">
            <text:p>1.05</text:p>
          </table:table-cell>
          <table:table-cell table:number-columns-repeated="1018"/>
        </table:table-row>
        <table:table-row table:style-name="ro1">
          <table:table-cell office:value-type="float" office:value="1.15378551431873" calcext:value-type="float">
            <text:p>1.15</text:p>
          </table:table-cell>
          <table:table-cell table:formula="of:=[.A36]/[.A35]" office:value-type="float" office:value="1.03621316070698" calcext:value-type="float">
            <text:p>1.04</text:p>
          </table:table-cell>
          <table:table-cell table:formula="of:=[.C35]*[.$B$2]" office:value-type="float" office:value="1.03981233096561" calcext:value-type="float">
            <text:p>1.04</text:p>
          </table:table-cell>
          <table:table-cell table:formula="of:=[.A36]/[.C36]" office:value-type="float" office:value="1.10960937849937" calcext:value-type="float">
            <text:p>1.11</text:p>
          </table:table-cell>
          <table:table-cell table:formula="of:=[.E35]*[.$F$2]" office:value-type="float" office:value="1.07137093501533" calcext:value-type="float">
            <text:p>1.07</text:p>
          </table:table-cell>
          <table:table-cell table:formula="of:=[.A36]/[.E36]" office:value-type="float" office:value="1.07692441208723" calcext:value-type="float">
            <text:p>1.08</text:p>
          </table:table-cell>
          <table:table-cell table:number-columns-repeated="1018"/>
        </table:table-row>
        <table:table-row table:style-name="ro1">
          <table:table-cell office:value-type="float" office:value="1.13155963597304" calcext:value-type="float">
            <text:p>1.13</text:p>
          </table:table-cell>
          <table:table-cell table:formula="of:=[.A37]/[.A36]" office:value-type="float" office:value="0.980736559724608" calcext:value-type="float">
            <text:p>0.98</text:p>
          </table:table-cell>
          <table:table-cell table:formula="of:=[.C36]*[.$B$2]" office:value-type="float" office:value="1.0490944543258" calcext:value-type="float">
            <text:p>1.05</text:p>
          </table:table-cell>
          <table:table-cell table:formula="of:=[.A37]/[.C37]" office:value-type="float" office:value="1.07860606002368" calcext:value-type="float">
            <text:p>1.08</text:p>
          </table:table-cell>
          <table:table-cell table:formula="of:=[.E36]*[.$F$2]" office:value-type="float" office:value="1.08367164766328" calcext:value-type="float">
            <text:p>1.08</text:p>
          </table:table-cell>
          <table:table-cell table:formula="of:=[.A37]/[.E37]" office:value-type="float" office:value="1.04419049664446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1.06659740000037" calcext:value-type="float">
            <text:p>1.07</text:p>
          </table:table-cell>
          <table:table-cell table:formula="of:=[.A38]/[.A37]" office:value-type="float" office:value="0.942590532652914" calcext:value-type="float">
            <text:p>0.94</text:p>
          </table:table-cell>
          <table:table-cell table:formula="of:=[.C37]*[.$B$2]" office:value-type="float" office:value="1.05845943668998" calcext:value-type="float">
            <text:p>1.06</text:p>
          </table:table-cell>
          <table:table-cell table:formula="of:=[.A38]/[.C38]" office:value-type="float" office:value="1.00768849804565" calcext:value-type="float">
            <text:p>1.01</text:p>
          </table:table-cell>
          <table:table-cell table:formula="of:=[.E37]*[.$F$2]" office:value-type="float" office:value="1.09611358827132" calcext:value-type="float">
            <text:p>1.10</text:p>
          </table:table-cell>
          <table:table-cell table:formula="of:=[.A38]/[.E38]" office:value-type="float" office:value="0.97307196207876" calcext:value-type="float">
            <text:p>0.97</text:p>
          </table:table-cell>
          <table:table-cell table:number-columns-repeated="1018"/>
        </table:table-row>
        <table:table-row table:style-name="ro1">
          <table:table-cell office:value-type="float" office:value="1.13807905567089" calcext:value-type="float">
            <text:p>1.14</text:p>
          </table:table-cell>
          <table:table-cell table:formula="of:=[.A39]/[.A38]" office:value-type="float" office:value="1.06701840419871" calcext:value-type="float">
            <text:p>1.07</text:p>
          </table:table-cell>
          <table:table-cell table:formula="of:=[.C38]*[.$B$2]" office:value-type="float" office:value="1.06790801771806" calcext:value-type="float">
            <text:p>1.07</text:p>
          </table:table-cell>
          <table:table-cell table:formula="of:=[.A39]/[.C39]" office:value-type="float" office:value="1.06570887828221" calcext:value-type="float">
            <text:p>1.07</text:p>
          </table:table-cell>
          <table:table-cell table:formula="of:=[.E38]*[.$F$2]" office:value-type="float" office:value="1.10869837831759" calcext:value-type="float">
            <text:p>1.11</text:p>
          </table:table-cell>
          <table:table-cell table:formula="of:=[.A39]/[.E39]" office:value-type="float" office:value="1.02650015362869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1.22422199175052" calcext:value-type="float">
            <text:p>1.22</text:p>
          </table:table-cell>
          <table:table-cell table:formula="of:=[.A40]/[.A39]" office:value-type="float" office:value="1.07569152217537" calcext:value-type="float">
            <text:p>1.08</text:p>
          </table:table-cell>
          <table:table-cell table:formula="of:=[.C39]*[.$B$2]" office:value-type="float" office:value="1.07744094367268" calcext:value-type="float">
            <text:p>1.08</text:p>
          </table:table-cell>
          <table:table-cell table:formula="of:=[.A40]/[.C40]" office:value-type="float" office:value="1.13623117716086" calcext:value-type="float">
            <text:p>1.14</text:p>
          </table:table-cell>
          <table:table-cell table:formula="of:=[.E39]*[.$F$2]" office:value-type="float" office:value="1.12142765789689" calcext:value-type="float">
            <text:p>1.12</text:p>
          </table:table-cell>
          <table:table-cell table:formula="of:=[.A40]/[.E40]" office:value-type="float" office:value="1.09166381186497" calcext:value-type="float">
            <text:p>1.09</text:p>
          </table:table-cell>
          <table:table-cell table:number-columns-repeated="1018"/>
        </table:table-row>
        <table:table-row table:style-name="ro1">
          <table:table-cell office:value-type="float" office:value="1.21918695771018" calcext:value-type="float">
            <text:p>1.22</text:p>
          </table:table-cell>
          <table:table-cell table:formula="of:=[.A41]/[.A40]" office:value-type="float" office:value="0.995887156027038" calcext:value-type="float">
            <text:p>1.00</text:p>
          </table:table-cell>
          <table:table-cell table:formula="of:=[.C40]*[.$B$2]" office:value-type="float" office:value="1.08705896747819" calcext:value-type="float">
            <text:p>1.09</text:p>
          </table:table-cell>
          <table:table-cell table:formula="of:=[.A41]/[.C41]" office:value-type="float" office:value="1.12154629526538" calcext:value-type="float">
            <text:p>1.12</text:p>
          </table:table-cell>
          <table:table-cell table:formula="of:=[.E40]*[.$F$2]" office:value-type="float" office:value="1.13430308593439" calcext:value-type="float">
            <text:p>1.13</text:p>
          </table:table-cell>
          <table:table-cell table:formula="of:=[.A41]/[.E41]" office:value-type="float" office:value="1.07483350158205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0.459958291757907" calcext:value-type="float">
            <text:p>0.46</text:p>
          </table:table-cell>
          <table:table-cell table:formula="of:=[.A42]/[.A41]" office:value-type="float" office:value="0.377266414186204" calcext:value-type="float">
            <text:p>0.38</text:p>
          </table:table-cell>
          <table:table-cell table:formula="of:=[.C41]*[.$B$2]" office:value-type="float" office:value="1.09676284878009" calcext:value-type="float">
            <text:p>1.10</text:p>
          </table:table-cell>
          <table:table-cell table:formula="of:=[.A42]/[.C42]" office:value-type="float" office:value="0.419378074548668" calcext:value-type="float">
            <text:p>0.42</text:p>
          </table:table-cell>
          <table:table-cell table:formula="of:=[.E41]*[.$F$2]" office:value-type="float" office:value="1.14732634040187" calcext:value-type="float">
            <text:p>1.15</text:p>
          </table:table-cell>
          <table:table-cell table:formula="of:=[.A42]/[.E42]" office:value-type="float" office:value="0.400895783144663" calcext:value-type="float">
            <text:p>0.40</text:p>
          </table:table-cell>
          <table:table-cell table:formula="of:=AVERAGE([.A30:.A55])" office:value-type="float" office:value="1.14732634040187" calcext:value-type="float">
            <text:p>1.15</text:p>
          </table:table-cell>
          <table:table-cell table:number-columns-repeated="1017"/>
        </table:table-row>
        <table:table-row table:style-name="ro1">
          <table:table-cell office:value-type="float" office:value="1.05183734290964" calcext:value-type="float">
            <text:p>1.05</text:p>
          </table:table-cell>
          <table:table-cell table:formula="of:=[.A43]/[.A42]" office:value-type="float" office:value="2.28681026466473" calcext:value-type="float">
            <text:p>2.29</text:p>
          </table:table-cell>
          <table:table-cell table:formula="of:=[.C42]*[.$B$2]" office:value-type="float" office:value="1.10655335400501" calcext:value-type="float">
            <text:p>1.11</text:p>
          </table:table-cell>
          <table:table-cell table:formula="of:=[.A43]/[.C43]" office:value-type="float" office:value="0.950552758348852" calcext:value-type="float">
            <text:p>0.95</text:p>
          </table:table-cell>
          <table:table-cell table:formula="of:=[.E42]*[.$F$2]" office:value-type="float" office:value="1.16049911853637" calcext:value-type="float">
            <text:p>1.16</text:p>
          </table:table-cell>
          <table:table-cell table:formula="of:=[.A43]/[.E43]" office:value-type="float" office:value="0.906366343678245" calcext:value-type="float">
            <text:p>0.91</text:p>
          </table:table-cell>
          <table:table-cell table:number-columns-repeated="1018"/>
        </table:table-row>
        <table:table-row table:style-name="ro1">
          <table:table-cell office:value-type="float" office:value="1.26404494491208" calcext:value-type="float">
            <text:p>1.26</text:p>
          </table:table-cell>
          <table:table-cell table:formula="of:=[.A44]/[.A43]" office:value-type="float" office:value="1.20174944674946" calcext:value-type="float">
            <text:p>1.20</text:p>
          </table:table-cell>
          <table:table-cell table:formula="of:=[.C43]*[.$B$2]" office:value-type="float" office:value="1.11643125642128" calcext:value-type="float">
            <text:p>1.12</text:p>
          </table:table-cell>
          <table:table-cell table:formula="of:=[.A44]/[.C44]" office:value-type="float" office:value="1.13221923664514" calcext:value-type="float">
            <text:p>1.13</text:p>
          </table:table-cell>
          <table:table-cell table:formula="of:=[.E43]*[.$F$2]" office:value-type="float" office:value="1.1738231370614" calcext:value-type="float">
            <text:p>1.17</text:p>
          </table:table-cell>
          <table:table-cell table:formula="of:=[.A44]/[.E44]" office:value-type="float" office:value="1.07686150068275" calcext:value-type="float">
            <text:p>1.08</text:p>
          </table:table-cell>
          <table:table-cell table:number-columns-repeated="1018"/>
        </table:table-row>
        <table:table-row table:style-name="ro1">
          <table:table-cell office:value-type="float" office:value="1.26617481346258" calcext:value-type="float">
            <text:p>1.27</text:p>
          </table:table-cell>
          <table:table-cell table:formula="of:=[.A45]/[.A44]" office:value-type="float" office:value="1.00168496267405" calcext:value-type="float">
            <text:p>1.00</text:p>
          </table:table-cell>
          <table:table-cell table:formula="of:=[.C44]*[.$B$2]" office:value-type="float" office:value="1.12639733619998" calcext:value-type="float">
            <text:p>1.13</text:p>
          </table:table-cell>
          <table:table-cell table:formula="of:=[.A45]/[.C45]" office:value-type="float" office:value="1.12409251404496" calcext:value-type="float">
            <text:p>1.12</text:p>
          </table:table-cell>
          <table:table-cell table:formula="of:=[.E44]*[.$F$2]" office:value-type="float" office:value="1.18730013241064" calcext:value-type="float">
            <text:p>1.19</text:p>
          </table:table-cell>
          <table:table-cell table:formula="of:=[.A45]/[.E45]" office:value-type="float" office:value="1.06643196517783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1.28173102400423" calcext:value-type="float">
            <text:p>1.28</text:p>
          </table:table-cell>
          <table:table-cell table:formula="of:=[.A46]/[.A45]" office:value-type="float" office:value="1.01228598956183" calcext:value-type="float">
            <text:p>1.01</text:p>
          </table:table-cell>
          <table:table-cell table:formula="of:=[.C45]*[.$B$2]" office:value-type="float" office:value="1.13645238047657" calcext:value-type="float">
            <text:p>1.14</text:p>
          </table:table-cell>
          <table:table-cell table:formula="of:=[.A46]/[.C46]" office:value-type="float" office:value="1.12783522303568" calcext:value-type="float">
            <text:p>1.13</text:p>
          </table:table-cell>
          <table:table-cell table:formula="of:=[.E45]*[.$F$2]" office:value-type="float" office:value="1.20093186095427" calcext:value-type="float">
            <text:p>1.20</text:p>
          </table:table-cell>
          <table:table-cell table:formula="of:=[.A46]/[.E46]" office:value-type="float" office:value="1.0672803892352" calcext:value-type="float">
            <text:p>1.07</text:p>
          </table:table-cell>
          <table:table-cell table:number-columns-repeated="1018"/>
        </table:table-row>
        <table:table-row table:style-name="ro1">
          <table:table-cell office:value-type="float" office:value="1.18266965893992" calcext:value-type="float">
            <text:p>1.18</text:p>
          </table:table-cell>
          <table:table-cell table:formula="of:=[.A47]/[.A46]" office:value-type="float" office:value="0.922712828815805" calcext:value-type="float">
            <text:p>0.92</text:p>
          </table:table-cell>
          <table:table-cell table:formula="of:=[.C46]*[.$B$2]" office:value-type="float" office:value="1.14659718341306" calcext:value-type="float">
            <text:p>1.15</text:p>
          </table:table-cell>
          <table:table-cell table:formula="of:=[.A47]/[.C47]" office:value-type="float" office:value="1.03146046061223" calcext:value-type="float">
            <text:p>1.03</text:p>
          </table:table-cell>
          <table:table-cell table:formula="of:=[.E46]*[.$F$2]" office:value-type="float" office:value="1.21472009922784" calcext:value-type="float">
            <text:p>1.21</text:p>
          </table:table-cell>
          <table:table-cell table:formula="of:=[.A47]/[.E47]" office:value-type="float" office:value="0.9736149584515" calcext:value-type="float">
            <text:p>0.97</text:p>
          </table:table-cell>
          <table:table-cell table:number-columns-repeated="1018"/>
        </table:table-row>
        <table:table-row table:style-name="ro1">
          <table:table-cell office:value-type="float" office:value="1.2724413689633" calcext:value-type="float">
            <text:p>1.27</text:p>
          </table:table-cell>
          <table:table-cell table:formula="of:=[.A48]/[.A47]" office:value-type="float" office:value="1.07590598891651" calcext:value-type="float">
            <text:p>1.08</text:p>
          </table:table-cell>
          <table:table-cell table:formula="of:=[.C47]*[.$B$2]" office:value-type="float" office:value="1.1568325462607" calcext:value-type="float">
            <text:p>1.16</text:p>
          </table:table-cell>
          <table:table-cell table:formula="of:=[.A48]/[.C48]" office:value-type="float" office:value="1.09993565886116" calcext:value-type="float">
            <text:p>1.10</text:p>
          </table:table-cell>
          <table:table-cell table:formula="of:=[.E47]*[.$F$2]" office:value-type="float" office:value="1.22866664416383" calcext:value-type="float">
            <text:p>1.23</text:p>
          </table:table-cell>
          <table:table-cell table:formula="of:=[.A48]/[.E48]" office:value-type="float" office:value="1.03562782875844" calcext:value-type="float">
            <text:p>1.04</text:p>
          </table:table-cell>
          <table:table-cell table:number-columns-repeated="1018"/>
        </table:table-row>
        <table:table-row table:style-name="ro1">
          <table:table-cell office:value-type="float" office:value="1.267272371047" calcext:value-type="float">
            <text:p>1.27</text:p>
          </table:table-cell>
          <table:table-cell table:formula="of:=[.A49]/[.A48]" office:value-type="float" office:value="0.995937731951833" calcext:value-type="float">
            <text:p>1.00</text:p>
          </table:table-cell>
          <table:table-cell table:formula="of:=[.C48]*[.$B$2]" office:value-type="float" office:value="1.16715927742334" calcext:value-type="float">
            <text:p>1.17</text:p>
          </table:table-cell>
          <table:table-cell table:formula="of:=[.A49]/[.C49]" office:value-type="float" office:value="1.08577500565704" calcext:value-type="float">
            <text:p>1.09</text:p>
          </table:table-cell>
          <table:table-cell table:formula="of:=[.E48]*[.$F$2]" office:value-type="float" office:value="1.24277331332577" calcext:value-type="float">
            <text:p>1.24</text:p>
          </table:table-cell>
          <table:table-cell table:formula="of:=[.A49]/[.E49]" office:value-type="float" office:value="1.01971321516043" calcext:value-type="float">
            <text:p>1.02</text:p>
          </table:table-cell>
          <table:table-cell table:number-columns-repeated="1018"/>
        </table:table-row>
        <table:table-row table:style-name="ro1">
          <table:table-cell office:value-type="float" office:value="1.25933497930369" calcext:value-type="float">
            <text:p>1.26</text:p>
          </table:table-cell>
          <table:table-cell table:formula="of:=[.A50]/[.A49]" office:value-type="float" office:value="0.993736633162176" calcext:value-type="float">
            <text:p>0.99</text:p>
          </table:table-cell>
          <table:table-cell table:formula="of:=[.C49]*[.$B$2]" office:value-type="float" office:value="1.17757819252121" calcext:value-type="float">
            <text:p>1.18</text:p>
          </table:table-cell>
          <table:table-cell table:formula="of:=[.A50]/[.C50]" office:value-type="float" office:value="1.06942790491682" calcext:value-type="float">
            <text:p>1.07</text:p>
          </table:table-cell>
          <table:table-cell table:formula="of:=[.E49]*[.$F$2]" office:value-type="float" office:value="1.2570419451452" calcext:value-type="float">
            <text:p>1.26</text:p>
          </table:table-cell>
          <table:table-cell table:formula="of:=[.A50]/[.E50]" office:value-type="float" office:value="1.0018241508705" calcext:value-type="float">
            <text:p>1.00</text:p>
          </table:table-cell>
          <table:table-cell table:number-columns-repeated="1018"/>
        </table:table-row>
        <table:table-row table:style-name="ro1">
          <table:table-cell office:value-type="float" office:value="1.31202151274555" calcext:value-type="float">
            <text:p>1.31</text:p>
          </table:table-cell>
          <table:table-cell table:formula="of:=[.A51]/[.A50]" office:value-type="float" office:value="1.04183679029624" calcext:value-type="float">
            <text:p>1.04</text:p>
          </table:table-cell>
          <table:table-cell table:formula="of:=[.C50]*[.$B$2]" office:value-type="float" office:value="1.18809011445534" calcext:value-type="float">
            <text:p>1.19</text:p>
          </table:table-cell>
          <table:table-cell table:formula="of:=[.A51]/[.C51]" office:value-type="float" office:value="1.10431144639817" calcext:value-type="float">
            <text:p>1.10</text:p>
          </table:table-cell>
          <table:table-cell table:formula="of:=[.E50]*[.$F$2]" office:value-type="float" office:value="1.27147439916117" calcext:value-type="float">
            <text:p>1.27</text:p>
          </table:table-cell>
          <table:table-cell table:formula="of:=[.A51]/[.E51]" office:value-type="float" office:value="1.03188983876602" calcext:value-type="float">
            <text:p>1.03</text:p>
          </table:table-cell>
          <table:table-cell table:number-columns-repeated="1018"/>
        </table:table-row>
        <table:table-row table:style-name="ro1">
          <table:table-cell office:value-type="float" office:value="1.06556462923876" calcext:value-type="float">
            <text:p>1.07</text:p>
          </table:table-cell>
          <table:table-cell table:formula="of:=[.A52]/[.A51]" office:value-type="float" office:value="0.812154845699864" calcext:value-type="float">
            <text:p>0.81</text:p>
          </table:table-cell>
          <table:table-cell table:formula="of:=[.C51]*[.$B$2]" office:value-type="float" office:value="1.1986958734726" calcext:value-type="float">
            <text:p>1.20</text:p>
          </table:table-cell>
          <table:table-cell table:formula="of:=[.A52]/[.C52]" office:value-type="float" office:value="0.888936595862166" calcext:value-type="float">
            <text:p>0.89</text:p>
          </table:table-cell>
          <table:table-cell table:formula="of:=[.E51]*[.$F$2]" office:value-type="float" office:value="1.28607255626265" calcext:value-type="float">
            <text:p>1.29</text:p>
          </table:table-cell>
          <table:table-cell table:formula="of:=[.A52]/[.E52]" office:value-type="float" office:value="0.828541612251886" calcext:value-type="float">
            <text:p>0.83</text:p>
          </table:table-cell>
          <table:table-cell table:number-columns-repeated="1018"/>
        </table:table-row>
        <table:table-row table:style-name="ro1">
          <table:table-cell office:value-type="float" office:value="1.25041802237601" calcext:value-type="float">
            <text:p>1.25</text:p>
          </table:table-cell>
          <table:table-cell table:formula="of:=[.A53]/[.A52]" office:value-type="float" office:value="1.17347928794269" calcext:value-type="float">
            <text:p>1.17</text:p>
          </table:table-cell>
          <table:table-cell table:formula="of:=[.C52]*[.$B$2]" office:value-type="float" office:value="1.20939630723126" calcext:value-type="float">
            <text:p>1.21</text:p>
          </table:table-cell>
          <table:table-cell table:formula="of:=[.A53]/[.C53]" office:value-type="float" office:value="1.03391916685993" calcext:value-type="float">
            <text:p>1.03</text:p>
          </table:table-cell>
          <table:table-cell table:formula="of:=[.E52]*[.$F$2]" office:value-type="float" office:value="1.30083831893362" calcext:value-type="float">
            <text:p>1.30</text:p>
          </table:table-cell>
          <table:table-cell table:formula="of:=[.A53]/[.E53]" office:value-type="float" office:value="0.961240151198087" calcext:value-type="float">
            <text:p>0.96</text:p>
          </table:table-cell>
          <table:table-cell table:number-columns-repeated="1018"/>
        </table:table-row>
        <table:table-row table:style-name="ro1">
          <table:table-cell office:value-type="float" office:value="1.30487174839711" calcext:value-type="float">
            <text:p>1.30</text:p>
          </table:table-cell>
          <table:table-cell table:formula="of:=[.A54]/[.A53]" office:value-type="float" office:value="1.04354841744653" calcext:value-type="float">
            <text:p>1.04</text:p>
          </table:table-cell>
          <table:table-cell table:formula="of:=[.C53]*[.$B$2]" office:value-type="float" office:value="1.2201922608671" calcext:value-type="float">
            <text:p>1.22</text:p>
          </table:table-cell>
          <table:table-cell table:formula="of:=[.A54]/[.C54]" office:value-type="float" office:value="1.06939847944113" calcext:value-type="float">
            <text:p>1.07</text:p>
          </table:table-cell>
          <table:table-cell table:formula="of:=[.E53]*[.$F$2]" office:value-type="float" office:value="1.31577361150101" calcext:value-type="float">
            <text:p>1.32</text:p>
          </table:table-cell>
          <table:table-cell table:formula="of:=[.A54]/[.E54]" office:value-type="float" office:value="0.991714484156998" calcext:value-type="float">
            <text:p>0.99</text:p>
          </table:table-cell>
          <table:table-cell table:number-columns-repeated="1018"/>
        </table:table-row>
        <table:table-row table:style-name="ro1">
          <table:table-cell office:value-type="float" office:value="1.08227196237613" calcext:value-type="float">
            <text:p>1.08</text:p>
          </table:table-cell>
          <table:table-cell table:formula="of:=[.A55]/[.A54]" office:value-type="float" office:value="0.82940868610695" calcext:value-type="float">
            <text:p>0.83</text:p>
          </table:table-cell>
          <table:table-cell table:formula="of:=[.C54]*[.$B$2]" office:value-type="float" office:value="1.23108458706024" calcext:value-type="float">
            <text:p>1.23</text:p>
          </table:table-cell>
          <table:table-cell table:formula="of:=[.A55]/[.C55]" office:value-type="float" office:value="0.879120714979082" calcext:value-type="float">
            <text:p>0.88</text:p>
          </table:table-cell>
          <table:table-cell table:formula="of:=[.E54]*[.$F$2]" office:value-type="float" office:value="1.3308803803855" calcext:value-type="float">
            <text:p>1.33</text:p>
          </table:table-cell>
          <table:table-cell table:formula="of:=[.A55]/[.E55]" office:value-type="float" office:value="0.813200027836191" calcext:value-type="float">
            <text:p>0.81</text:p>
          </table:table-cell>
          <table:table-cell table:style-name="Default"/>
          <table:table-cell table:number-columns-repeated="101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anney Stroebel</meta:initial-creator>
    <meta:creation-date>2018-09-05T01:48:30.521555265</meta:creation-date>
    <dc:date>2018-09-05T02:35:26.447039774</dc:date>
    <dc:creator>Vianney Stroebel</dc:creator>
    <meta:editing-duration>PT14M53S</meta:editing-duration>
    <meta:editing-cycles>7</meta:editing-cycles>
    <meta:generator>LibreOffice/6.0.6.2$Linux_X86_64 LibreOffice_project/00m0$Build-2</meta:generator>
    <meta:document-statistic meta:table-count="1" meta:cell-count="3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legend chart:legend-position="end" svg:x="13.761cm" svg:y="4.034cm" style:legend-expansion="high" chart:style-name="ch2"/>
        <chart:plot-area chart:style-name="ch3" table:cell-range-address="Sheet1.A4:Sheet1.A55 Sheet1.E4:Sheet1.E55" svg:x="2.906cm" svg:y="0.381cm" svg:width="13.115cm" svg:height="8.645cm">
          <chartooo:coordinate-region svg:x="3.818cm" svg:y="0.541cm" svg:width="12.203cm" svg:height="7.7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A55" chart:class="chart:bar">
            <chart:data-point chart:repeated="52"/>
          </chart:series>
          <chart:series chart:style-name="ch8" chart:values-cell-range-address="Sheet1.E4:Sheet1.E55" chart:class="chart:bar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7852599872651">
                <text:p>0.687852599872651</text:p>
                <draw:g>
                  <svg:desc>Sheet1.A4:Sheet1.A55</svg:desc>
                </draw:g>
              </table:table-cell>
              <table:table-cell office:value-type="float" office:value="0.743513124805547">
                <text:p>0.743513124805547</text:p>
                <draw:g>
                  <svg:desc>Sheet1.E4:Sheet1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74873604022">
                <text:p>0.779874873604022</text:p>
              </table:table-cell>
              <table:table-cell office:value-type="float" office:value="0.752049609228737">
                <text:p>0.752049609228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9519474449869">
                <text:p>0.789519474449869</text:p>
              </table:table-cell>
              <table:table-cell office:value-type="float" office:value="0.760684103443382">
                <text:p>0.760684103443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3670829955358">
                <text:p>0.803670829955358</text:p>
              </table:table-cell>
              <table:table-cell office:value-type="float" office:value="0.769417732727614">
                <text:p>0.769417732727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4927729972303">
                <text:p>0.784927729972303</text:p>
              </table:table-cell>
              <table:table-cell office:value-type="float" office:value="0.778251635279197">
                <text:p>0.778251635279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6759565334122">
                <text:p>0.816759565334122</text:p>
              </table:table-cell>
              <table:table-cell office:value-type="float" office:value="0.787186962363867">
                <text:p>0.78718696236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2352250875506">
                <text:p>0.842352250875506</text:p>
              </table:table-cell>
              <table:table-cell office:value-type="float" office:value="0.796224878465367">
                <text:p>0.796224878465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9831045099532">
                <text:p>0.879831045099532</text:p>
              </table:table-cell>
              <table:table-cell office:value-type="float" office:value="0.805366561437208">
                <text:p>0.805366561437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6792431433639">
                <text:p>0.836792431433639</text:p>
              </table:table-cell>
              <table:table-cell office:value-type="float" office:value="0.814613202656171">
                <text:p>0.814613202656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5623605098983">
                <text:p>0.885623605098983</text:p>
              </table:table-cell>
              <table:table-cell office:value-type="float" office:value="0.823966007177567">
                <text:p>0.823966007177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6784369396733">
                <text:p>0.886784369396733</text:p>
              </table:table-cell>
              <table:table-cell office:value-type="float" office:value="0.833426193892291">
                <text:p>0.833426193892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7516686957741">
                <text:p>0.827516686957741</text:p>
              </table:table-cell>
              <table:table-cell office:value-type="float" office:value="0.84299499568567">
                <text:p>0.84299499568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1102512643304">
                <text:p>0.841102512643304</text:p>
              </table:table-cell>
              <table:table-cell office:value-type="float" office:value="0.852673659598132">
                <text:p>0.852673659598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0591422079934">
                <text:p>0.900591422079934</text:p>
              </table:table-cell>
              <table:table-cell office:value-type="float" office:value="0.862463446987732">
                <text:p>0.862463446987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7164274863131">
                <text:p>0.887164274863131</text:p>
              </table:table-cell>
              <table:table-cell office:value-type="float" office:value="0.872365633694532">
                <text:p>0.872365633694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8652166614099">
                <text:p>0.838652166614099</text:p>
              </table:table-cell>
              <table:table-cell office:value-type="float" office:value="0.882381510206876">
                <text:p>0.882381510206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0940638722242">
                <text:p>0.550940638722242</text:p>
              </table:table-cell>
              <table:table-cell office:value-type="float" office:value="0.892512381829567">
                <text:p>0.892512381829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047967289695">
                <text:p>0.628047967289695</text:p>
              </table:table-cell>
              <table:table-cell office:value-type="float" office:value="0.902759568853985">
                <text:p>0.902759568853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6982378998851">
                <text:p>0.866982378998851</text:p>
              </table:table-cell>
              <table:table-cell office:value-type="float" office:value="0.913124406730146">
                <text:p>0.91312440673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8079582484165">
                <text:p>0.898079582484165</text:p>
              </table:table-cell>
              <table:table-cell office:value-type="float" office:value="0.923608246240746">
                <text:p>0.923608246240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1501119462191">
                <text:p>0.941501119462191</text:p>
              </table:table-cell>
              <table:table-cell office:value-type="float" office:value="0.934212453677199">
                <text:p>0.934212453677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406472960368">
                <text:p>0.967406472960368</text:p>
              </table:table-cell>
              <table:table-cell office:value-type="float" office:value="0.944938411017697">
                <text:p>0.944938411017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588319677516">
                <text:p>0.981588319677516</text:p>
              </table:table-cell>
              <table:table-cell office:value-type="float" office:value="0.955787516107316">
                <text:p>0.955787516107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081469657881">
                <text:p>0.992081469657881</text:p>
              </table:table-cell>
              <table:table-cell office:value-type="float" office:value="0.966761182840183">
                <text:p>0.966761182840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4023244496167">
                <text:p>0.994023244496167</text:p>
              </table:table-cell>
              <table:table-cell office:value-type="float" office:value="0.977860841343747">
                <text:p>0.977860841343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984811755143">
                <text:p>1.05984811755143</text:p>
              </table:table-cell>
              <table:table-cell office:value-type="float" office:value="0.989087938165153">
                <text:p>0.989087938165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731434558718">
                <text:p>1.09731434558718</text:p>
              </table:table-cell>
              <table:table-cell office:value-type="float" office:value="1.00044393645976">
                <text:p>1.00044393645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030114898469">
                <text:p>1.1030114898469</text:p>
              </table:table-cell>
              <table:table-cell office:value-type="float" office:value="1.01193031618184">
                <text:p>1.01193031618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934401205674">
                <text:p>1.12934401205674</text:p>
              </table:table-cell>
              <table:table-cell office:value-type="float" office:value="1.02354857427741">
                <text:p>1.02354857427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2924355957215">
                <text:p>1.12924355957215</text:p>
              </table:table-cell>
              <table:table-cell office:value-type="float" office:value="1.03530022487939">
                <text:p>1.03530022487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406473523487">
                <text:p>1.00406473523487</text:p>
              </table:table-cell>
              <table:table-cell office:value-type="float" office:value="1.04718679950484">
                <text:p>1.04718679950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34634822931">
                <text:p>1.1134634822931</text:p>
              </table:table-cell>
              <table:table-cell office:value-type="float" office:value="1.05920984725465">
                <text:p>1.05920984725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5378551431873">
                <text:p>1.15378551431873</text:p>
              </table:table-cell>
              <table:table-cell office:value-type="float" office:value="1.07137093501533">
                <text:p>1.071370935015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155963597304">
                <text:p>1.13155963597304</text:p>
              </table:table-cell>
              <table:table-cell office:value-type="float" office:value="1.08367164766328">
                <text:p>1.08367164766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659740000037">
                <text:p>1.06659740000037</text:p>
              </table:table-cell>
              <table:table-cell office:value-type="float" office:value="1.09611358827132">
                <text:p>1.09611358827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3807905567089">
                <text:p>1.13807905567089</text:p>
              </table:table-cell>
              <table:table-cell office:value-type="float" office:value="1.10869837831759">
                <text:p>1.108698378317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422199175052">
                <text:p>1.22422199175052</text:p>
              </table:table-cell>
              <table:table-cell office:value-type="float" office:value="1.12142765789689">
                <text:p>1.12142765789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1918695771018">
                <text:p>1.21918695771018</text:p>
              </table:table-cell>
              <table:table-cell office:value-type="float" office:value="1.13430308593439">
                <text:p>1.13430308593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9958291757907">
                <text:p>0.459958291757907</text:p>
              </table:table-cell>
              <table:table-cell office:value-type="float" office:value="1.14732634040187">
                <text:p>1.14732634040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5183734290964">
                <text:p>1.05183734290964</text:p>
              </table:table-cell>
              <table:table-cell office:value-type="float" office:value="1.16049911853637">
                <text:p>1.16049911853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404494491208">
                <text:p>1.26404494491208</text:p>
              </table:table-cell>
              <table:table-cell office:value-type="float" office:value="1.1738231370614">
                <text:p>1.1738231370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6617481346258">
                <text:p>1.26617481346258</text:p>
              </table:table-cell>
              <table:table-cell office:value-type="float" office:value="1.18730013241064">
                <text:p>1.18730013241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8173102400423">
                <text:p>1.28173102400423</text:p>
              </table:table-cell>
              <table:table-cell office:value-type="float" office:value="1.20093186095427">
                <text:p>1.20093186095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8266965893992">
                <text:p>1.18266965893992</text:p>
              </table:table-cell>
              <table:table-cell office:value-type="float" office:value="1.21472009922784">
                <text:p>1.21472009922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724413689633">
                <text:p>1.2724413689633</text:p>
              </table:table-cell>
              <table:table-cell office:value-type="float" office:value="1.22866664416383">
                <text:p>1.228666644163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7272371047">
                <text:p>1.267272371047</text:p>
              </table:table-cell>
              <table:table-cell office:value-type="float" office:value="1.24277331332577">
                <text:p>1.242773313325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5933497930369">
                <text:p>1.25933497930369</text:p>
              </table:table-cell>
              <table:table-cell office:value-type="float" office:value="1.2570419451452">
                <text:p>1.2570419451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1202151274555">
                <text:p>1.31202151274555</text:p>
              </table:table-cell>
              <table:table-cell office:value-type="float" office:value="1.27147439916117">
                <text:p>1.27147439916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556462923876">
                <text:p>1.06556462923876</text:p>
              </table:table-cell>
              <table:table-cell office:value-type="float" office:value="1.28607255626265">
                <text:p>1.28607255626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041802237601">
                <text:p>1.25041802237601</text:p>
              </table:table-cell>
              <table:table-cell office:value-type="float" office:value="1.30083831893362">
                <text:p>1.30083831893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0487174839711">
                <text:p>1.30487174839711</text:p>
              </table:table-cell>
              <table:table-cell office:value-type="float" office:value="1.31577361150101">
                <text:p>1.31577361150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227196237613">
                <text:p>1.08227196237613</text:p>
              </table:table-cell>
              <table:table-cell office:value-type="float" office:value="1.3308803803855">
                <text:p>1.3308803803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bar" chart:style-name="ch1">
        <chart:legend chart:legend-position="end" svg:x="13.768cm" svg:y="4.243cm" style:legend-expansion="high" chart:style-name="ch2"/>
        <chart:plot-area chart:style-name="ch3" table:cell-range-address="Sheet1.F4:Sheet1.F55" svg:x="2.903cm" svg:y="-0.16cm" svg:width="13.099cm" svg:height="8.643cm">
          <chartooo:coordinate-region svg:x="3.815cm" svg:y="0cm" svg:width="12.187cm" svg:height="7.7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55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5138476946922">
                <text:p>0.925138476946922</text:p>
                <draw:g>
                  <svg:desc>Sheet1.F4:Sheet1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699924052061">
                <text:p>1.03699924052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790715604015">
                <text:p>1.0379071560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451820613273">
                <text:p>1.04451820613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857832401561">
                <text:p>1.00857832401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756744507233">
                <text:p>1.03756744507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793259374041">
                <text:p>1.05793259374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246036181269">
                <text:p>1.0924603618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722669937726">
                <text:p>1.02722669937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483026894837">
                <text:p>1.07483026894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6402267638751">
                <text:p>1.06402267638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638907932853">
                <text:p>0.981638907932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6429571472536">
                <text:p>0.986429571472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420822149086">
                <text:p>1.04420822149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696380576792">
                <text:p>1.016963805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0441681872363">
                <text:p>0.950441681872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7291871730524">
                <text:p>0.6172918717305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5697934375789">
                <text:p>0.695697934375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9467972391048">
                <text:p>0.949467972391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2359857265797">
                <text:p>0.972359857265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780193601177">
                <text:p>1.00780193601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377727657242">
                <text:p>1.02377727657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699428809792">
                <text:p>1.02699428809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2619083933771">
                <text:p>1.02619083933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652832639275">
                <text:p>1.01652832639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154083742801">
                <text:p>1.07154083742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682742390364">
                <text:p>1.096827423903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9000735743221">
                <text:p>1.09000735743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0336142361784">
                <text:p>1.10336142361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9074018573087">
                <text:p>1.09074018573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8821039101749">
                <text:p>0.9588210391017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122085597964">
                <text:p>1.05122085597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692441208723">
                <text:p>1.07692441208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419049664446">
                <text:p>1.04419049664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307196207876">
                <text:p>0.9730719620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2650015362869">
                <text:p>1.02650015362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166381186497">
                <text:p>1.09166381186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7483350158205">
                <text:p>1.07483350158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0895783144663">
                <text:p>0.400895783144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06366343678245">
                <text:p>0.906366343678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7686150068275">
                <text:p>1.07686150068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6643196517783">
                <text:p>1.06643196517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672803892352">
                <text:p>1.0672803892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736149584515">
                <text:p>0.97361495845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3562782875844">
                <text:p>1.03562782875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971321516043">
                <text:p>1.01971321516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18241508705">
                <text:p>1.0018241508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188983876602">
                <text:p>1.03188983876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8541612251886">
                <text:p>0.828541612251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61240151198087">
                <text:p>0.961240151198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1714484156998">
                <text:p>0.991714484156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13200027836191">
                <text:p>0.813200027836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bar" chart:style-name="ch1">
        <chart:legend chart:legend-position="end" svg:x="13.75cm" svg:y="4.242cm" style:legend-expansion="high" chart:style-name="ch2"/>
        <chart:plot-area chart:style-name="ch3" table:cell-range-address="Sheet1.D4:Sheet1.D55" svg:x="0.32cm" svg:y="0.18cm" svg:width="13.11cm" svg:height="8.645cm">
          <chartooo:coordinate-region svg:x="1.232cm" svg:y="0.33cm" svg:width="12.198cm" svg:height="7.7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55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9120714979084">
                <text:p>0.879120714979084</text:p>
                <draw:g>
                  <svg:desc>Sheet1.D4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7912386750387">
                <text:p>0.987912386750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1280861656498">
                <text:p>0.991280861656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12078277656">
                <text:p>1.00012078277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8153658377347">
                <text:p>0.968153658377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502646160989">
                <text:p>0.998502646160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067882164782">
                <text:p>1.02067882164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665939076693">
                <text:p>1.0566593907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079152204117">
                <text:p>0.996079152204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487818638513">
                <text:p>1.04487818638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699074577297">
                <text:p>1.03699074577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9122288300534">
                <text:p>0.959122288300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6243367031612">
                <text:p>0.966243367031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542942016657">
                <text:p>1.02542942016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20355810473">
                <text:p>1.00120355810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8081529154551">
                <text:p>0.9380815291545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080683993564">
                <text:p>0.61080683993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0132166442282">
                <text:p>0.690132166442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4256750812031">
                <text:p>0.944256750812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9471447058732">
                <text:p>0.969471447058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735237006012">
                <text:p>1.00735237006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591158209921">
                <text:p>1.025911582099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174102067068">
                <text:p>1.031741020670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54413268495">
                <text:p>1.03354413268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640462490207">
                <text:p>1.02640462490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469107053965">
                <text:p>1.08469107053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1309917576301">
                <text:p>1.11309917576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089787202479">
                <text:p>1.1089787202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540749172573">
                <text:p>1.12540749172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535095318139">
                <text:p>1.11535095318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2937731828992">
                <text:p>0.982937731828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039021667674">
                <text:p>1.08039021667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0960937849937">
                <text:p>1.10960937849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7860606002368">
                <text:p>1.07860606002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768849804565">
                <text:p>1.00768849804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6570887828221">
                <text:p>1.06570887828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3623117716086">
                <text:p>1.13623117716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2154629526538">
                <text:p>1.12154629526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9378074548668">
                <text:p>0.419378074548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0552758348852">
                <text:p>0.950552758348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3221923664514">
                <text:p>1.13221923664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409251404496">
                <text:p>1.12409251404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2783522303568">
                <text:p>1.12783522303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3146046061223">
                <text:p>1.03146046061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9993565886116">
                <text:p>1.09993565886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8577500565704">
                <text:p>1.08577500565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6942790491682">
                <text:p>1.06942790491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431144639817">
                <text:p>1.10431144639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8936595862166">
                <text:p>0.888936595862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391916685993">
                <text:p>1.033919166859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939847944113">
                <text:p>1.06939847944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79120714979082">
                <text:p>0.8791207149790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